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079" officeooo:paragraph-rsid="00160079"/>
    </style:style>
    <style:style style:name="P2" style:family="paragraph" style:parent-style-name="Standard">
      <style:text-properties officeooo:rsid="00178a81" officeooo:paragraph-rsid="00178a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new at “edge</text:p>
      <text:p text:style-name="P1">2). Step 1 grip position (random)</text:p>
      <text:p text:style-name="P1">3). Check for aggregate (Branch)</text:p>
      <text:p text:style-name="P1">4). if above is true add to aggregate, start new partile</text:p>
      <text:p text:style-name="P1"><text:tab/>if false step again</text:p>
      <text:p text:style-name="P1"/>
      <text:p text:style-name="P1">Cage particle or fortnite storm</text:p>
      <text:p text:style-name="P1"/>
      <text:p text:style-name="P2">Initially define np.array, find midpoint</text:p>
      <text:p text:style-name="P2"/>
      <text:p text:style-name="P2">tree = np.array([w,h])</text:p>
      <text:p text:style-name="P2">tree [half, half] = 1 </text:p>
      <text:p text:style-name="P2"/>
      <text:p text:style-name="P2">check if sum of adjecent is non zero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3:40:09.169615692</meta:creation-date>
    <dc:date>2025-01-29T12:17:24.657432994</dc:date>
    <meta:editing-duration>PT22H13M7S</meta:editing-duration>
    <meta:editing-cycles>1</meta:editing-cycles>
    <meta:document-statistic meta:table-count="0" meta:image-count="0" meta:object-count="0" meta:page-count="1" meta:paragraph-count="10" meta:word-count="56" meta:character-count="309" meta:non-whitespace-character-count="260"/>
    <meta:generator>LibreOffice/24.2.7.2$Linux_X86_64 LibreOffice_project/420$Build-2</meta:generator>
  </office:meta>
</office:document-meta>
</file>